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8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Myanmar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T1" style:family="text">
      <style:text-properties fo:font-family="WinInnwa" style:font-pitch="variable" fo:font-size="40pt" style:font-size-asian="40pt" style:font-size-complex="40pt"/>
    </style:style>
    <style:style style:name="T2" style:family="text">
      <style:text-properties fo:font-family="WinInnwa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25cm" svg:height="4.06cm" svg:x="6.08cm" svg:y="6.08cm">
          <draw:text-box>
            <text:p text:style-name="P1"><text:span text:style-name="T1">jrefrmpum</text:span></text:p>
          </draw:text-box>
        </draw:frame>
        <draw:custom-shape draw:style-name="gr2" draw:text-style-name="P2" draw:layer="layout" svg:width="10.16cm" svg:height="3.81cm" svg:x="7.35cm" svg:y="11.16cm">
          <text:p text:style-name="P2">English</text:p>
          <text:p text:style-name="P2"><text:span text:style-name="T2">jrefr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6.985cm" svg:height="3.175cm" svg:x="7.985cm" svg:y="17.51cm">
          <text:p text:style-name="P2">jrefrmvdk</text:p>
          <text:p text:style-name="P2"/>
          <draw:enhanced-geometry svg:viewBox="0 0 21600 21600" draw:text-areas="800 800 20800 20800" draw:type="round-rectangular-callout" draw:modifiers="4248.26796450043 54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yanmar" style:family="graphic" style:parent-style-name="textbody">
      <style:graphic-properties draw:stroke-dash="Dash_20_2" draw:fill="gradient" draw:fill-gradient-name="Rectangular_20_red_2f_white" draw:fill-hatch-name="Hatch_20_1" draw:fill-image-name="Bitmape_20_1" draw:fill-image-width="0cm" draw:fill-image-height="0cm"/>
      <style:text-properties fo:font-family="WinInnwa" style:font-style-name="Normal" style:font-pitch="variable" fo:font-size="36pt" style:font-size-complex="3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8T20:36:47</meta:creation-date>
    <dc:date>2009-06-08T20:40:25</dc:date>
    <meta:editing-duration>PT00H03M38S</meta:editing-duration>
    <meta:editing-cycles>2</meta:editing-cycles>
    <meta:generator>OpenOffice.org/3.0$Linux OpenOffice.org_project/300m15$Build-9379</meta:generator>
    <meta:document-statistic meta:object-count="3"/>
  </office:meta>
</office:document-meta>
</file>